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s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cohol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BsAg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BeAg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BcAb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CVAb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rhosis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emic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oking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betes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esity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chro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T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I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V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H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rices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T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VT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sis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mark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ms_day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cks_year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cephalopathy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P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globin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V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ucocytes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elets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bumin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_Bil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T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inine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ule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_Dim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_Bil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on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itin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rvival</text:p>
          </table:table-cell>
          <table:table-cell office:value-type="string" calcext:value-type="string">
            <text:p>numer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29:28.176338300</meta:creation-date>
    <dc:date>2020-02-10T08:36:14.741366050</dc:date>
    <meta:editing-duration>PT6M47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